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>
      <style:paragraph-properties fo:break-before="pag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En quoi les CPL peuvent-ils faciliter le développement des objets connectés dans les maisons individuelles ?</text:p>
      <text:p text:style-name="Standard"/>
      <text:p text:style-name="Standard"/>
      <text:p text:style-name="P2">Plan</text:p>
      <text:p text:style-name="Standard"/>
      <text:list xml:id="list29561687" text:style-name="L1">
        <text:list-item>
          <text:p text:style-name="P1">Le CPL, courant porteur de ligne</text:p>
          <text:list>
            <text:list-item>
              <text:p text:style-name="P1">principes de cette technologie</text:p>
            </text:list-item>
            <text:list-item>
              <text:p text:style-name="P1">fonctionnement et technique</text:p>
            </text:list-item>
            <text:list-item>
              <text:p text:style-name="P1">normes et hétérogénéité </text:p>
            </text:list-item>
          </text:list>
        </text:list-item>
        <text:list-item>
          <text:p text:style-name="P1">Objets connectés et domotique</text:p>
          <text:list>
            <text:list-item>
              <text:p text:style-name="P1">définition d'un logement / maison individuelle et de leur domotique</text:p>
            </text:list-item>
            <text:list-item>
              <text:p text:style-name="P1"><text:s/>usages actuels et futurs</text:p>
            </text:list-item>
            <text:list-item>
              <text:p text:style-name="P1">contraintes, normes et sécurité pour les logements</text:p>
            </text:list-item>
          </text:list>
        </text:list-item>
        <text:list-item>
          <text:p text:style-name="P1">CPL : usages et contraintes pour la domotique</text:p>
          <text:list>
            <text:list-item>
              <text:p text:style-name="P1"><text:s/></text:p>
            </text:list-item>
            <text:list-item>
              <text:p text:style-name="P1"><text:s/></text:p>
            </text:list-item>
            <text:list-item>
              <text:p text:style-name="P1"/>
            </text:list-item>
          </text:list>
        </text:list-item>
        <text:list-item>
          <text:p text:style-name="P1">Étude de marché</text:p>
          <text:list>
            <text:list-item>
              <text:p text:style-name="P1"><text:s/></text:p>
            </text:list-item>
            <text:list-item>
              <text:p text:style-name="P1"><text:s/></text:p>
            </text:list-item>
            <text:list-item>
              <text:p text:style-name="P1"/>
            </text:list-item>
          </text:list>
        </text:list-item>
      </text:list>
      <text:p text:style-name="P2">Previsonnel :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Groupe 12<text:tab/><text:tab/>BE Télécom : CPL</text:p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12-17T08:24:51.40</meta:creation-date>
    <dc:date>2014-12-17T09:49:53.64</dc:date>
    <meta:editing-duration>PT1H25M9S</meta:editing-duration>
    <meta:editing-cycles>2</meta:editing-cycles>
    <meta:generator>OpenOffice.org/3.3$Win32 OpenOffice.org_project/330m20$Build-9567</meta:generator>
    <meta:document-statistic meta:table-count="0" meta:image-count="0" meta:object-count="0" meta:page-count="3" meta:paragraph-count="18" meta:word-count="91" meta:character-count="528"/>
  </office:meta>
</office:document-meta>
</file>